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90ABABF0F82F7C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86cm, 10.061cm, 10.986cm, 20.89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748cm" svg:y="1.203cm" svg:width="16.036cm" svg:height="10.285cm" draw:z-index="0"><draw:image xlink:href="Pictures/10000201000007800000043890ABABF0F82F7C2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22:12:01.892038237</meta:creation-date>
    <dc:date>2020-09-08T22:13:46.012254919</dc:date>
    <meta:editing-duration>PT1M4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5.2$Linux_X86_64 LibreOffice_project/40$Build-2</meta:generator>
  </office:meta>
</office:document-meta>
</file>